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7.5in" table:align="margins" style:may-break-between-rows="false"/>
    </style:style>
    <style:style style:name="Table1.A" style:family="table-column">
      <style:table-column-properties style:column-width="4.3125in" style:rel-column-width="37682*"/>
    </style:style>
    <style:style style:name="Table1.B" style:family="table-column">
      <style:table-column-properties style:column-width="3.1875in" style:rel-column-width="27853*"/>
    </style:style>
    <style:style style:name="Table3" style:family="table">
      <style:table-properties style:width="7.4979in" table:align="left" style:may-break-between-rows="false"/>
    </style:style>
    <style:style style:name="Table3.A" style:family="table-column">
      <style:table-column-properties style:column-width="5.1868in"/>
    </style:style>
    <style:style style:name="Table3.B" style:family="table-column">
      <style:table-column-properties style:column-width="2.3111in"/>
    </style:style>
    <style:style style:name="Table5" style:family="table">
      <style:table-properties style:width="7.4979in" table:align="left" style:may-break-between-rows="false"/>
    </style:style>
    <style:style style:name="Table5.A" style:family="table-column">
      <style:table-column-properties style:column-width="5.6264in"/>
    </style:style>
    <style:style style:name="Table5.B" style:family="table-column">
      <style:table-column-properties style:column-width="1.8715in"/>
    </style:style>
    <style:style style:name="P1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officeooo:paragraph-rsid="002de883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officeooo:paragraph-rsid="00504270"/>
    </style:style>
    <style:style style:name="P3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officeooo:rsid="00504270" officeooo:paragraph-rsid="00504270"/>
    </style:style>
    <style:style style:name="P4" style:family="paragraph" style:parent-style-name="Text_20_body">
      <style:text-properties officeooo:rsid="003b3503" officeooo:paragraph-rsid="00204c99"/>
    </style:style>
    <style:style style:name="P5" style:family="paragraph" style:parent-style-name="Title" style:master-page-name="Standard">
      <style:paragraph-properties style:page-number="auto"/>
    </style:style>
    <style:style style:name="P6" style:family="paragraph" style:parent-style-name="Heading_20_2" style:list-style-name="WW8Num1">
      <style:paragraph-properties fo:text-align="center" style:justify-single-word="false"/>
      <style:text-properties officeooo:rsid="00350fed" officeooo:paragraph-rsid="00522bf2"/>
    </style:style>
    <style:style style:name="P7" style:family="paragraph" style:parent-style-name="Heading_20_2" style:list-style-name="WW8Num1">
      <style:paragraph-properties fo:text-align="center" style:justify-single-word="false"/>
      <style:text-properties officeooo:rsid="00504ad6" officeooo:paragraph-rsid="00522bf2"/>
    </style:style>
    <style:style style:name="P8" style:family="paragraph" style:parent-style-name="Heading_20_2">
      <style:paragraph-properties fo:text-align="center" style:justify-single-word="false"/>
      <style:text-properties officeooo:rsid="00522bf2" officeooo:paragraph-rsid="00522bf2"/>
    </style:style>
    <style:style style:name="P9" style:family="paragraph" style:parent-style-name="Heading_20_2" style:master-page-name="">
      <loext:graphic-properties draw:fill-hatch-name="hatch"/>
      <style:paragraph-properties fo:text-align="center" style:justify-single-word="false" style:page-number="auto"/>
      <style:text-properties officeooo:paragraph-rsid="002de883"/>
    </style:style>
    <style:style style:name="P10" style:family="paragraph" style:parent-style-name="Heading_20_2" style:list-style-name="WW8Num1">
      <style:paragraph-properties fo:text-align="center" style:justify-single-word="false"/>
      <style:text-properties officeooo:rsid="00319e82" officeooo:paragraph-rsid="005f6261"/>
    </style:style>
    <style:style style:name="P11" style:family="paragraph" style:parent-style-name="Heading_20_3" style:master-page-name="">
      <loext:graphic-properties draw:fill-hatch-name="hatch"/>
      <style:paragraph-properties style:page-number="auto"/>
    </style:style>
    <style:style style:name="P12" style:family="paragraph" style:parent-style-name="Heading_20_3">
      <loext:graphic-properties draw:fill-hatch-name="hatch"/>
      <style:paragraph-properties fo:text-align="end" style:justify-single-word="false"/>
    </style:style>
    <style:style style:name="P13" style:family="paragraph" style:parent-style-name="Heading_20_3" style:list-style-name="WW8Num1">
      <style:paragraph-properties fo:text-align="end" style:justify-single-word="false"/>
      <style:text-properties officeooo:paragraph-rsid="001ae693"/>
    </style:style>
    <style:style style:name="P14" style:family="paragraph" style:parent-style-name="Heading_20_3">
      <style:text-properties officeooo:rsid="0027ec58" officeooo:paragraph-rsid="002861a6"/>
    </style:style>
    <style:style style:name="P15" style:family="paragraph" style:parent-style-name="Heading_20_3" style:list-style-name="WW8Num1">
      <style:text-properties officeooo:paragraph-rsid="001ae693"/>
    </style:style>
    <style:style style:name="P16" style:family="paragraph" style:parent-style-name="Heading_20_3" style:list-style-name="WW8Num1">
      <style:text-properties officeooo:rsid="001a02a5" officeooo:paragraph-rsid="0042257b"/>
    </style:style>
    <style:style style:name="P17" style:family="paragraph" style:parent-style-name="Heading_20_3" style:list-style-name="WW8Num1">
      <style:text-properties officeooo:rsid="001a02a5" officeooo:paragraph-rsid="00188041"/>
    </style:style>
    <style:style style:name="P18" style:family="paragraph" style:parent-style-name="Heading_20_3" style:list-style-name="WW8Num1">
      <style:paragraph-properties fo:text-align="end" style:justify-single-word="false"/>
      <style:text-properties officeooo:rsid="001a02a5" officeooo:paragraph-rsid="0042257b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paragraph-rsid="00504ad6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paragraph-rsid="0053922e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paragraph-rsid="00552e5e"/>
    </style:style>
    <style:style style:name="P22" style:family="paragraph" style:parent-style-name="Text_20_body">
      <style:text-properties officeooo:rsid="005fd906" officeooo:paragraph-rsid="00660aec"/>
    </style:style>
    <style:style style:name="P23" style:family="paragraph" style:parent-style-name="Text_20_body" style:list-style-name="L4">
      <style:text-properties officeooo:rsid="005fd906" officeooo:paragraph-rsid="00660aec"/>
    </style:style>
    <style:style style:name="P24" style:family="paragraph" style:parent-style-name="Text_20_body" style:list-style-name="L4">
      <style:text-properties officeooo:rsid="006eabef" officeooo:paragraph-rsid="006eabef"/>
    </style:style>
    <style:style style:name="P25" style:family="paragraph" style:parent-style-name="Text_20_body" style:list-style-name="L3">
      <style:text-properties officeooo:rsid="005982e6" officeooo:paragraph-rsid="00660aec"/>
    </style:style>
    <style:style style:name="P26" style:family="paragraph" style:parent-style-name="Text_20_body">
      <style:text-properties officeooo:rsid="005982e6" officeooo:paragraph-rsid="00660aec"/>
    </style:style>
    <style:style style:name="P27" style:family="paragraph" style:parent-style-name="Text_20_body" style:list-style-name="WW8Num1"/>
    <style:style style:name="P28" style:family="paragraph" style:parent-style-name="Text_20_body">
      <style:paragraph-properties fo:text-align="start" style:justify-single-word="false"/>
      <style:text-properties officeooo:rsid="00319e82" officeooo:paragraph-rsid="005f6261"/>
    </style:style>
    <style:style style:name="P29" style:family="paragraph" style:parent-style-name="Text_20_body" style:list-style-name="WW8Num1">
      <style:paragraph-properties fo:text-align="start" style:justify-single-word="false"/>
      <style:text-properties fo:font-size="6pt" officeooo:rsid="00632464" officeooo:paragraph-rsid="005f6261" style:font-size-asian="6pt" style:font-size-complex="6pt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rsid="00504ad6" officeooo:paragraph-rsid="0053922e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rsid="00504ad6" officeooo:paragraph-rsid="00552e5e"/>
    </style:style>
    <style:style style:name="P32" style:family="paragraph" style:parent-style-name="Text_20_body">
      <style:paragraph-properties fo:text-align="justify" style:justify-single-word="false"/>
      <style:text-properties officeooo:rsid="00504ad6" officeooo:paragraph-rsid="0053922e"/>
    </style:style>
    <style:style style:name="P33" style:family="paragraph" style:parent-style-name="Text_20_body">
      <style:paragraph-properties fo:text-align="justify" style:justify-single-word="false"/>
      <style:text-properties officeooo:rsid="00504ad6" officeooo:paragraph-rsid="00552e5e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rsid="0053922e" officeooo:paragraph-rsid="0053922e"/>
    </style:style>
    <style:style style:name="P35" style:family="paragraph" style:parent-style-name="Text_20_body">
      <style:paragraph-properties fo:text-align="justify" style:justify-single-word="false"/>
      <style:text-properties officeooo:rsid="0053922e" officeooo:paragraph-rsid="0053922e"/>
    </style:style>
    <style:style style:name="P36" style:family="paragraph" style:parent-style-name="Text_20_body" style:list-style-name="L1">
      <style:paragraph-properties fo:text-align="justify" style:justify-single-word="false"/>
      <style:text-properties officeooo:rsid="00552e5e" officeooo:paragraph-rsid="00552e5e"/>
    </style:style>
    <style:style style:name="P37" style:family="paragraph" style:parent-style-name="Text_20_body">
      <style:paragraph-properties fo:text-align="justify" style:justify-single-word="false"/>
      <style:text-properties officeooo:rsid="00552e5e" officeooo:paragraph-rsid="00552e5e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rsid="00522bf2" officeooo:paragraph-rsid="00522bf2"/>
    </style:style>
    <style:style style:name="P39" style:family="paragraph" style:parent-style-name="Text_20_body" style:list-style-name="L3">
      <style:text-properties officeooo:rsid="00240f54" officeooo:paragraph-rsid="00660aec"/>
    </style:style>
    <style:style style:name="P40" style:family="paragraph" style:parent-style-name="Text_20_body">
      <style:text-properties officeooo:rsid="00240f54" officeooo:paragraph-rsid="00660aec"/>
    </style:style>
    <style:style style:name="P41" style:family="paragraph" style:parent-style-name="Text_20_body" style:list-style-name="L4">
      <style:text-properties officeooo:rsid="001a02a5" officeooo:paragraph-rsid="006c954b"/>
    </style:style>
    <style:style style:name="P42" style:family="paragraph" style:parent-style-name="Text_20_body">
      <style:text-properties officeooo:rsid="001a02a5" officeooo:paragraph-rsid="006c954b"/>
    </style:style>
    <style:style style:name="P43" style:family="paragraph" style:parent-style-name="Text_20_body" style:list-style-name="L5" style:master-page-name="">
      <style:paragraph-properties fo:margin-top="0in" fo:margin-bottom="0.0972in" style:contextual-spacing="false" fo:line-height="120%" style:page-number="auto"/>
      <style:text-properties officeooo:paragraph-rsid="00660aec"/>
    </style:style>
    <style:style style:name="P44" style:family="paragraph" style:parent-style-name="Text_20_body" style:list-style-name="L5">
      <style:paragraph-properties fo:margin-top="0in" fo:margin-bottom="0.0972in" style:contextual-spacing="false" fo:line-height="120%"/>
      <style:text-properties officeooo:paragraph-rsid="00660aec"/>
    </style:style>
    <style:style style:name="P45" style:family="paragraph" style:parent-style-name="Text_20_body">
      <style:paragraph-properties fo:margin-top="0in" fo:margin-bottom="0.0972in" style:contextual-spacing="false" fo:line-height="120%"/>
      <style:text-properties officeooo:paragraph-rsid="00660aec"/>
    </style:style>
    <style:style style:name="P46" style:family="paragraph" style:parent-style-name="Text_20_body" style:master-page-name="">
      <style:paragraph-properties fo:margin-top="0in" fo:margin-bottom="0.0972in" style:contextual-spacing="false" fo:line-height="120%" style:page-number="auto"/>
      <style:text-properties officeooo:paragraph-rsid="00660aec"/>
    </style:style>
    <style:style style:name="P47" style:family="paragraph" style:parent-style-name="Text_20_body" style:master-page-name="">
      <style:paragraph-properties fo:margin-top="0in" fo:margin-bottom="0.0972in" style:contextual-spacing="false" fo:line-height="120%" style:page-number="auto"/>
      <style:text-properties officeooo:paragraph-rsid="00660aec"/>
    </style:style>
    <style:style style:name="P48" style:family="paragraph" style:parent-style-name="Text_20_body" style:list-style-name="L5">
      <style:paragraph-properties fo:margin-top="0in" fo:margin-bottom="0.0972in" style:contextual-spacing="false" fo:line-height="120%" fo:text-align="justify" style:justify-single-word="false"/>
      <style:text-properties officeooo:paragraph-rsid="00660aec"/>
    </style:style>
    <style:style style:name="P49" style:family="paragraph" style:parent-style-name="Text_20_body">
      <style:paragraph-properties fo:margin-top="0in" fo:margin-bottom="0.0972in" style:contextual-spacing="false" fo:line-height="120%" fo:text-align="justify" style:justify-single-word="false"/>
      <style:text-properties officeooo:paragraph-rsid="00660aec"/>
    </style:style>
    <style:style style:name="P50" style:family="paragraph" style:parent-style-name="Text_20_body" style:list-style-name="L5">
      <style:paragraph-properties fo:margin-top="0in" fo:margin-bottom="0.0972in" style:contextual-spacing="false" fo:line-height="120%"/>
      <style:text-properties officeooo:rsid="0062d21b" officeooo:paragraph-rsid="00660aec"/>
    </style:style>
    <style:style style:name="P51" style:family="paragraph" style:parent-style-name="Text_20_body">
      <style:paragraph-properties fo:margin-top="0in" fo:margin-bottom="0.0972in" style:contextual-spacing="false" fo:line-height="120%"/>
      <style:text-properties officeooo:rsid="0062d21b" officeooo:paragraph-rsid="00660aec"/>
    </style:style>
    <style:style style:name="P52" style:family="paragraph" style:parent-style-name="Text_20_body" style:list-style-name="L5">
      <style:paragraph-properties fo:margin-top="0in" fo:margin-bottom="0.0972in" style:contextual-spacing="false" fo:line-height="120%"/>
      <style:text-properties officeooo:rsid="006d2667" officeooo:paragraph-rsid="006d2667"/>
    </style:style>
    <style:style style:name="P53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officeooo:paragraph-rsid="002de883"/>
    </style:style>
    <style:style style:name="P5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a275e"/>
    </style:style>
    <style:style style:name="T2" style:family="text">
      <style:text-properties officeooo:rsid="00188041"/>
    </style:style>
    <style:style style:name="T3" style:family="text">
      <style:text-properties officeooo:rsid="001350f3"/>
    </style:style>
    <style:style style:name="T4" style:family="text">
      <style:text-properties officeooo:rsid="00175652"/>
    </style:style>
    <style:style style:name="T5" style:family="text">
      <style:text-properties officeooo:rsid="000d16fb"/>
    </style:style>
    <style:style style:name="T6" style:family="text">
      <style:text-properties officeooo:rsid="001ae693"/>
    </style:style>
    <style:style style:name="T7" style:family="text">
      <style:text-properties officeooo:rsid="002bb7db"/>
    </style:style>
    <style:style style:name="T8" style:family="text">
      <style:text-properties officeooo:rsid="0032f32e"/>
    </style:style>
    <style:style style:name="T9" style:family="text">
      <style:text-properties officeooo:rsid="00350fed"/>
    </style:style>
    <style:style style:name="T10" style:family="text">
      <style:text-properties officeooo:rsid="00358b8e"/>
    </style:style>
    <style:style style:name="T11" style:family="text">
      <style:text-properties officeooo:rsid="0039588d"/>
    </style:style>
    <style:style style:name="T12" style:family="text">
      <style:text-properties officeooo:rsid="0039ce19"/>
    </style:style>
    <style:style style:name="T13" style:family="text">
      <style:text-properties officeooo:rsid="003b9669"/>
    </style:style>
    <style:style style:name="T14" style:family="text">
      <style:text-properties officeooo:rsid="0042257b"/>
    </style:style>
    <style:style style:name="T15" style:family="text">
      <style:text-properties officeooo:rsid="00504270"/>
    </style:style>
    <style:style style:name="T16" style:family="text">
      <style:text-properties officeooo:rsid="00504ad6"/>
    </style:style>
    <style:style style:name="T17" style:family="text">
      <style:text-properties officeooo:rsid="0051d6d8"/>
    </style:style>
    <style:style style:name="T18" style:family="text">
      <style:text-properties officeooo:rsid="0053922e"/>
    </style:style>
    <style:style style:name="T19" style:family="text">
      <style:text-properties officeooo:rsid="00552e5e"/>
    </style:style>
    <style:style style:name="T20" style:family="text">
      <style:text-properties officeooo:rsid="00559bff"/>
    </style:style>
    <style:style style:name="T21" style:family="text">
      <style:text-properties officeooo:rsid="005982e6"/>
    </style:style>
    <style:style style:name="T22" style:family="text">
      <style:text-properties officeooo:rsid="005f6261"/>
    </style:style>
    <style:style style:name="T23" style:family="text">
      <style:text-properties officeooo:rsid="005fd906"/>
    </style:style>
    <style:style style:name="T24" style:family="text">
      <style:text-properties officeooo:rsid="006151de"/>
    </style:style>
    <style:style style:name="T25" style:family="text">
      <style:text-properties officeooo:rsid="0062d21b"/>
    </style:style>
    <style:style style:name="T26" style:family="text">
      <style:text-properties officeooo:rsid="00660aec"/>
    </style:style>
    <style:style style:name="T27" style:family="text">
      <style:text-properties officeooo:rsid="006c17e9"/>
    </style:style>
    <style:style style:name="T28" style:family="text">
      <style:text-properties officeooo:rsid="006c7ec5"/>
    </style:style>
    <style:style style:name="T29" style:family="text">
      <style:text-properties officeooo:rsid="006eabef"/>
    </style:style>
    <style:style style:name="T30" style:family="text">
      <style:text-properties officeooo:rsid="00708504"/>
    </style:style>
    <style:style style:name="T31" style:family="text">
      <style:text-properties officeooo:rsid="0072299d"/>
    </style:style>
    <style:style style:name="T32" style:family="text">
      <style:text-properties officeooo:rsid="0072f1db"/>
    </style:style>
    <style:style style:name="T33" style:family="text">
      <style:text-properties fo:font-size="10pt" officeooo:rsid="0072f1db"/>
    </style:style>
    <style:style style:name="T34" style:family="text">
      <style:text-properties fo:font-size="10pt" officeooo:rsid="0074ed92"/>
    </style:style>
    <style:style style:name="T35" style:family="text">
      <style:text-properties officeooo:rsid="00737e78"/>
    </style:style>
    <style:style style:name="T36" style:family="text">
      <style:text-properties officeooo:rsid="0074ed9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 Sharp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168274206416" text:id="ct94168274206416">
          <text:insertion>
            <office:change-info>
              <dc:creator>John Sauter</dc:creator>
              <dc:date>2022-08-28T05:51:00</dc:date>
            </office:change-info>
          </text:insertion>
        </text:changed-region>
        <text:changed-region xml:id="ct94168180203712" text:id="ct94168180203712">
          <text:deletion>
            <office:change-info>
              <dc:creator>John Sauter</dc:creator>
              <dc:date>2022-08-28T05:50:58</dc:date>
            </office:change-info>
            <text:p text:style-name="P1"><text:span text:style-name="T31">Mailing address</text:span></text:p>
          </text:deletion>
        </text:changed-region>
        <text:changed-region xml:id="ct94168333611712" text:id="ct94168333611712">
          <text:deletion>
            <office:change-info>
              <dc:creator>John Sauter</dc:creator>
              <dc:date>2022-08-28T05:51:16</dc:date>
            </office:change-info>
            <text:p text:style-name="P1">20A Northwest Blvd Ste 345, </text:p>
          </text:deletion>
        </text:changed-region>
        <text:changed-region xml:id="ct94168318847168" text:id="ct94168318847168">
          <text:insertion>
            <office:change-info>
              <dc:creator>John Sauter</dc:creator>
              <dc:date>2022-08-28T05:51:21</dc:date>
            </office:change-info>
          </text:insertion>
        </text:changed-region>
        <text:changed-region xml:id="ct94168331713600" text:id="ct94168331713600">
          <text:insertion>
            <office:change-info>
              <dc:creator>John Sauter</dc:creator>
              <dc:date>2022-08-28T05:51:26</dc:date>
            </office:change-info>
          </text:insertion>
        </text:changed-region>
        <text:changed-region xml:id="ct94168333467872" text:id="ct94168333467872">
          <text:deletion>
            <office:change-info>
              <dc:creator>John Sauter</dc:creator>
              <dc:date>2022-08-28T05:51:34</dc:date>
            </office:change-info>
            <text:p text:style-name="P1"><text:span text:style-name="T31"><text:s text:c="2"/>03063-4066</text:span></text:p>
          </text:deletion>
        </text:changed-region>
        <text:changed-region xml:id="ct94168239482224" text:id="ct94168239482224">
          <text:insertion>
            <office:change-info>
              <dc:creator>John Sauter</dc:creator>
              <dc:date>2022-08-19T15:01:20</dc:date>
            </office:change-info>
          </text:insertion>
        </text:changed-region>
        <text:changed-region xml:id="ct94168239481936" text:id="ct94168239481936">
          <text:deletion>
            <office:change-info>
              <dc:creator>John Sauter</dc:creator>
              <dc:date>2022-08-19T15:01:19</dc:date>
            </office:change-info>
            <text:p text:style-name="P32">l</text:p>
          </text:deletion>
        </text:changed-region>
        <text:changed-region xml:id="ct94168239481648" text:id="ct94168239481648">
          <text:deletion>
            <office:change-info>
              <dc:creator>John Sauter</dc:creator>
              <dc:date>2022-08-19T15:00:40</dc:date>
            </office:change-info>
            <text:p text:style-name="P32"><text:s/>to</text:p>
          </text:deletion>
        </text:changed-region>
        <text:changed-region xml:id="ct94168239481360" text:id="ct94168239481360">
          <text:insertion>
            <office:change-info>
              <dc:creator>John Sauter</dc:creator>
              <dc:date>2022-08-19T15:14:21</dc:date>
            </office:change-info>
          </text:insertion>
        </text:changed-region>
        <text:changed-region xml:id="ct94168239481072" text:id="ct94168239481072">
          <text:deletion>
            <office:change-info>
              <dc:creator>John Sauter</dc:creator>
              <dc:date>2022-08-19T15:14:21</dc:date>
            </office:change-info>
            <text:p text:style-name="P35">o</text:p>
          </text:deletion>
        </text:changed-region>
        <text:changed-region xml:id="ct94168239480784" text:id="ct94168239480784">
          <text:insertion>
            <office:change-info>
              <dc:creator>John Sauter</dc:creator>
              <dc:date>2022-08-19T15:01:25</dc:date>
            </office:change-info>
          </text:insertion>
        </text:changed-region>
        <text:changed-region xml:id="ct94168239480544" text:id="ct94168239480544">
          <text:deletion>
            <office:change-info>
              <dc:creator>John Sauter</dc:creator>
              <dc:date>2022-08-19T15:01:25</dc:date>
            </office:change-info>
            <text:p text:style-name="P33">s</text:p>
          </text:deletion>
        </text:changed-region>
        <text:changed-region xml:id="ct94168239452144" text:id="ct94168239452144">
          <text:insertion>
            <office:change-info>
              <dc:creator>John Sauter</dc:creator>
              <dc:date>2022-08-19T15:14:31</dc:date>
            </office:change-info>
          </text:insertion>
        </text:changed-region>
        <text:changed-region xml:id="ct94168239491520" text:id="ct94168239491520">
          <text:deletion>
            <office:change-info>
              <dc:creator>John Sauter</dc:creator>
              <dc:date>2022-08-19T15:14:30</dc:date>
            </office:change-info>
            <text:p text:style-name="P37">c</text:p>
          </text:deletion>
        </text:changed-region>
        <text:changed-region xml:id="ct94168239468048" text:id="ct94168239468048">
          <text:insertion>
            <office:change-info>
              <dc:creator>John Sauter</dc:creator>
              <dc:date>2022-08-19T15:01:45</dc:date>
            </office:change-info>
          </text:insertion>
        </text:changed-region>
        <text:changed-region xml:id="ct94168239480096" text:id="ct94168239480096">
          <text:deletion>
            <office:change-info>
              <dc:creator>John Sauter</dc:creator>
              <dc:date>2022-08-19T15:01:44</dc:date>
            </office:change-info>
            <text:p text:style-name="P37">much</text:p>
          </text:deletion>
        </text:changed-region>
        <text:changed-region xml:id="ct94168239499664" text:id="ct94168239499664">
          <text:insertion>
            <office:change-info>
              <dc:creator>John Sauter</dc:creator>
              <dc:date>2022-08-19T15:14:44</dc:date>
            </office:change-info>
          </text:insertion>
        </text:changed-region>
        <text:changed-region xml:id="ct94168186333968" text:id="ct94168186333968">
          <text:deletion>
            <office:change-info>
              <dc:creator>John Sauter</dc:creator>
              <dc:date>2022-08-19T15:02:19</dc:date>
            </office:change-info>
            <text:list xml:id="list749639334" text:style-name="L1">
              <text:list-item>
                <text:list>
                  <text:list-item>
                    <text:p text:style-name="P19"/>
                  </text:list-item>
                  <text:list-item>
                    <text:p text:style-name="P19"/>
                  </text:list-item>
                </text:list>
              </text:list-item>
            </text:list>
          </text:deletion>
        </text:changed-region>
        <text:changed-region xml:id="ct94168239515152" text:id="ct94168239515152">
          <text:insertion>
            <office:change-info>
              <dc:creator>John Sauter</dc:creator>
              <dc:date>2022-08-19T15:14:55</dc:date>
            </office:change-info>
          </text:insertion>
        </text:changed-region>
        <text:changed-region xml:id="ct94168239522992" text:id="ct94168239522992">
          <text:insertion>
            <office:change-info>
              <dc:creator>John Sauter</dc:creator>
              <dc:date>2022-08-19T14:44:20</dc:date>
            </office:change-info>
          </text:insertion>
        </text:changed-region>
        <text:changed-region xml:id="ct94168239524400" text:id="ct94168239524400">
          <text:insertion>
            <office:change-info>
              <dc:creator>John Sauter</dc:creator>
              <dc:date>2022-08-19T14:43:09</dc:date>
            </office:change-info>
          </text:insertion>
        </text:changed-region>
        <text:changed-region xml:id="ct94168239528752" text:id="ct94168239528752">
          <text:insertion>
            <office:change-info>
              <dc:creator>John Sauter</dc:creator>
              <dc:date>2022-08-19T15:02:51</dc:date>
            </office:change-info>
          </text:insertion>
        </text:changed-region>
        <text:changed-region xml:id="ct94168239529120" text:id="ct94168239529120">
          <text:insertion>
            <office:change-info>
              <dc:creator>John Sauter</dc:creator>
              <dc:date>2022-08-19T15:14:58</dc:date>
            </office:change-info>
          </text:insertion>
        </text:changed-region>
        <text:changed-region xml:id="ct94168239527648" text:id="ct94168239527648">
          <text:insertion>
            <office:change-info>
              <dc:creator>John Sauter</dc:creator>
              <dc:date>2022-08-19T15:03:26</dc:date>
            </office:change-info>
          </text:insertion>
        </text:changed-region>
        <text:changed-region xml:id="ct94168239564320" text:id="ct94168239564320">
          <text:deletion>
            <office:change-info>
              <dc:creator>John Sauter</dc:creator>
              <dc:date>2022-08-19T15:03:26</dc:date>
            </office:change-info>
            <text:p text:style-name="P40">o</text:p>
          </text:deletion>
        </text:changed-region>
        <text:changed-region xml:id="ct94168239579648" text:id="ct94168239579648">
          <text:deletion>
            <office:change-info>
              <dc:creator>John Sauter</dc:creator>
              <dc:date>2022-08-19T15:16:18</dc:date>
            </office:change-info>
            <text:p text:style-name="P40"><text:span text:style-name="T23">ed</text:span></text:p>
          </text:deletion>
        </text:changed-region>
        <text:changed-region xml:id="ct94168239581456" text:id="ct94168239581456">
          <text:insertion>
            <office:change-info>
              <dc:creator>John Sauter</dc:creator>
              <dc:date>2022-08-19T15:16:18</dc:date>
            </office:change-info>
          </text:insertion>
        </text:changed-region>
        <text:changed-region xml:id="ct94168239582960" text:id="ct94168239582960">
          <text:insertion>
            <office:change-info>
              <dc:creator>John Sauter</dc:creator>
              <dc:date>2022-08-19T15:03:31</dc:date>
            </office:change-info>
          </text:insertion>
        </text:changed-region>
        <text:changed-region xml:id="ct94168239583264" text:id="ct94168239583264">
          <text:deletion>
            <office:change-info>
              <dc:creator>John Sauter</dc:creator>
              <dc:date>2022-08-19T15:03:31</dc:date>
            </office:change-info>
            <text:p text:style-name="P26">d</text:p>
          </text:deletion>
        </text:changed-region>
        <text:changed-region xml:id="ct94168329970448" text:id="ct94168329970448">
          <text:insertion>
            <office:change-info>
              <dc:creator>John Sauter</dc:creator>
              <dc:date>2022-08-28T06:13:18</dc:date>
            </office:change-info>
          </text:insertion>
        </text:changed-region>
        <text:changed-region xml:id="ct94168301064192" text:id="ct94168301064192">
          <text:insertion>
            <office:change-info>
              <dc:creator>John Sauter</dc:creator>
              <dc:date>2022-08-28T06:14:00</dc:date>
            </office:change-info>
          </text:insertion>
        </text:changed-region>
        <text:changed-region xml:id="ct94168239623072" text:id="ct94168239623072">
          <text:insertion>
            <office:change-info>
              <dc:creator>John Sauter</dc:creator>
              <dc:date>2022-08-28T05:54:51</dc:date>
            </office:change-info>
          </text:insertion>
        </text:changed-region>
        <text:changed-region xml:id="ct94168180201984" text:id="ct94168180201984">
          <text:insertion>
            <office:change-info>
              <dc:creator>John Sauter</dc:creator>
              <dc:date>2022-08-28T05:53:52</dc:date>
            </office:change-info>
          </text:insertion>
        </text:changed-region>
        <text:changed-region xml:id="ct94168333742592" text:id="ct94168333742592">
          <text:insertion>
            <office:change-info>
              <dc:creator>John Sauter</dc:creator>
              <dc:date>2022-08-28T05:54:00</dc:date>
            </office:change-info>
          </text:insertion>
        </text:changed-region>
        <text:changed-region xml:id="ct94168239623344" text:id="ct94168239623344">
          <text:deletion>
            <office:change-info>
              <dc:creator>John Sauter</dc:creator>
              <dc:date>2022-08-19T15:04:02</dc:date>
            </office:change-info>
            <text:p text:style-name="P42">h</text:p>
          </text:deletion>
        </text:changed-region>
        <text:changed-region xml:id="ct94168256671504" text:id="ct94168256671504">
          <text:deletion>
            <office:change-info>
              <dc:creator>John Sauter</dc:creator>
              <dc:date>2022-08-28T05:53:50</dc:date>
            </office:change-info>
            <text:p text:style-name="P42">elp<text:span text:style-name="T23">ed</text:span> users with computer problems</text:p>
          </text:deletion>
        </text:changed-region>
        <text:changed-region xml:id="ct94168239624992" text:id="ct94168239624992">
          <text:deletion>
            <office:change-info>
              <dc:creator>John Sauter</dc:creator>
              <dc:date>2022-08-19T15:04:11</dc:date>
            </office:change-info>
            <text:p text:style-name="P42"><text:s/>and</text:p>
          </text:deletion>
        </text:changed-region>
        <text:changed-region xml:id="ct94168239625264" text:id="ct94168239625264">
          <text:deletion>
            <office:change-info>
              <dc:creator>John Sauter</dc:creator>
              <dc:date>2022-08-19T14:47:44</dc:date>
            </office:change-info>
            <text:p text:style-name="P42"><text:s/>i</text:p>
          </text:deletion>
        </text:changed-region>
        <text:changed-region xml:id="ct94168303561984" text:id="ct94168303561984">
          <text:deletion>
            <office:change-info>
              <dc:creator>John Sauter</dc:creator>
              <dc:date>2022-08-28T05:55:31</dc:date>
            </office:change-info>
            <text:p text:style-name="P42">nstall<text:span text:style-name="T23">ed</text:span> and maintain<text:span text:style-name="T23">ed</text:span> computers, printers and other equipment. <text:s/></text:p>
          </text:deletion>
        </text:changed-region>
        <text:changed-region xml:id="ct94168239633760" text:id="ct94168239633760">
          <text:insertion>
            <office:change-info>
              <dc:creator>John Sauter</dc:creator>
              <dc:date>2022-08-19T15:04:25</dc:date>
            </office:change-info>
          </text:insertion>
        </text:changed-region>
        <text:changed-region xml:id="ct94168239634000" text:id="ct94168239634000">
          <text:deletion>
            <office:change-info>
              <dc:creator>John Sauter</dc:creator>
              <dc:date>2022-08-19T15:04:24</dc:date>
            </office:change-info>
            <text:p text:style-name="P22">f</text:p>
          </text:deletion>
        </text:changed-region>
        <text:changed-region xml:id="ct94168321283248" text:id="ct94168321283248">
          <text:insertion>
            <office:change-info>
              <dc:creator>John Sauter</dc:creator>
              <dc:date>2022-08-28T05:55:41</dc:date>
            </office:change-info>
          </text:insertion>
        </text:changed-region>
        <text:changed-region xml:id="ct94168332153936" text:id="ct94168332153936">
          <text:insertion>
            <office:change-info>
              <dc:creator>John Sauter</dc:creator>
              <dc:date>2022-08-28T05:56:00</dc:date>
            </office:change-info>
          </text:insertion>
        </text:changed-region>
        <text:changed-region xml:id="ct94168324196784" text:id="ct94168324196784">
          <text:deletion>
            <office:change-info>
              <dc:creator>John Sauter</dc:creator>
              <dc:date>2022-08-28T05:55:40</dc:date>
            </office:change-info>
            <text:p text:style-name="P22">.</text:p>
          </text:deletion>
        </text:changed-region>
        <text:changed-region xml:id="ct94168239635440" text:id="ct94168239635440">
          <text:insertion>
            <office:change-info>
              <dc:creator>John Sauter</dc:creator>
              <dc:date>2022-08-19T15:04:34</dc:date>
            </office:change-info>
          </text:insertion>
        </text:changed-region>
        <text:changed-region xml:id="ct94168239628096" text:id="ct94168239628096">
          <text:insertion>
            <office:change-info>
              <dc:creator>John Sauter</dc:creator>
              <dc:date>2022-08-28T05:56:09</dc:date>
            </office:change-info>
          </text:insertion>
        </text:changed-region>
        <text:changed-region xml:id="ct94168318423120" text:id="ct94168318423120">
          <text:insertion>
            <office:change-info>
              <dc:creator>John Sauter</dc:creator>
              <dc:date>2022-08-28T05:57:23</dc:date>
            </office:change-info>
          </text:insertion>
        </text:changed-region>
        <text:changed-region xml:id="ct94168239659888" text:id="ct94168239659888">
          <text:insertion>
            <office:change-info>
              <dc:creator>John Sauter</dc:creator>
              <dc:date>2022-08-19T15:05:54</dc:date>
            </office:change-info>
          </text:insertion>
        </text:changed-region>
        <text:changed-region xml:id="ct94168239661424" text:id="ct94168239661424">
          <text:deletion>
            <office:change-info>
              <dc:creator>John Sauter</dc:creator>
              <dc:date>2022-08-19T15:05:54</dc:date>
            </office:change-info>
            <text:p text:style-name="P46"><text:span text:style-name="T29">r</text:span></text:p>
          </text:deletion>
        </text:changed-region>
        <text:changed-region xml:id="ct94168301151600" text:id="ct94168301151600">
          <text:insertion>
            <office:change-info>
              <dc:creator>John Sauter</dc:creator>
              <dc:date>2022-08-28T05:59:03</dc:date>
            </office:change-info>
          </text:insertion>
        </text:changed-region>
        <text:changed-region xml:id="ct94168239661904" text:id="ct94168239661904">
          <text:deletion>
            <office:change-info>
              <dc:creator>John Sauter</dc:creator>
              <dc:date>2022-08-19T15:18:58</dc:date>
            </office:change-info>
            <text:p text:style-name="P46"><text:span text:style-name="T32">; </text:span></text:p>
          </text:deletion>
        </text:changed-region>
        <text:changed-region xml:id="ct94168239665248" text:id="ct94168239665248">
          <text:insertion>
            <office:change-info>
              <dc:creator>John Sauter</dc:creator>
              <dc:date>2022-08-19T15:06:00</dc:date>
            </office:change-info>
          </text:insertion>
        </text:changed-region>
        <text:changed-region xml:id="ct94168239669696" text:id="ct94168239669696">
          <text:deletion>
            <office:change-info>
              <dc:creator>John Sauter</dc:creator>
              <dc:date>2022-08-19T15:06:00</dc:date>
            </office:change-info>
            <text:p text:style-name="P45"><text:span text:style-name="T29">i</text:span></text:p>
          </text:deletion>
        </text:changed-region>
        <text:changed-region xml:id="ct94168256032944" text:id="ct94168256032944">
          <text:deletion>
            <office:change-info>
              <dc:creator>John Sauter</dc:creator>
              <dc:date>2022-08-28T05:59:42</dc:date>
            </office:change-info>
            <text:list xml:id="list3772072350" text:style-name="L5">
              <text:list-item>
                <text:p text:style-name="P44"><text:s/></text:p>
              </text:list-item>
              <text:list-item>
                <text:p text:style-name="P44"/>
              </text:list-item>
            </text:list>
          </text:deletion>
        </text:changed-region>
        <text:changed-region xml:id="ct94168326007456" text:id="ct94168326007456">
          <text:insertion>
            <office:change-info>
              <dc:creator>John Sauter</dc:creator>
              <dc:date>2022-08-28T05:59:44</dc:date>
            </office:change-info>
          </text:insertion>
        </text:changed-region>
        <text:changed-region xml:id="ct94168324042704" text:id="ct94168324042704">
          <text:deletion>
            <office:change-info>
              <dc:creator>John Sauter</dc:creator>
              <dc:date>2022-08-28T05:59:49</dc:date>
            </office:change-info>
            <text:list xml:id="list62706659049623" text:continue-numbering="true" text:style-name="L5">
              <text:list-item>
                <text:p text:style-name="P44"><text:s/></text:p>
              </text:list-item>
              <text:list-item>
                <text:p text:style-name="P44"/>
              </text:list-item>
            </text:list>
          </text:deletion>
        </text:changed-region>
        <text:changed-region xml:id="ct94168319364368" text:id="ct94168319364368">
          <text:insertion>
            <office:change-info>
              <dc:creator>John Sauter</dc:creator>
              <dc:date>2022-08-28T05:59:53</dc:date>
            </office:change-info>
          </text:insertion>
        </text:changed-region>
        <text:changed-region xml:id="ct94168321592496" text:id="ct94168321592496">
          <text:deletion>
            <office:change-info>
              <dc:creator>John Sauter</dc:creator>
              <dc:date>2022-08-28T05:59:59</dc:date>
            </office:change-info>
            <text:list xml:id="list62705277956786" text:continue-numbering="true" text:style-name="L5">
              <text:list-item>
                <text:p text:style-name="P44"/>
              </text:list-item>
              <text:list-item>
                <text:p text:style-name="P44"/>
              </text:list-item>
            </text:list>
          </text:deletion>
        </text:changed-region>
        <text:changed-region xml:id="ct94168292462256" text:id="ct94168292462256">
          <text:insertion>
            <office:change-info>
              <dc:creator>John Sauter</dc:creator>
              <dc:date>2022-08-28T06:00:37</dc:date>
            </office:change-info>
          </text:insertion>
        </text:changed-region>
        <text:changed-region xml:id="ct94168239661664" text:id="ct94168239661664">
          <text:insertion>
            <office:change-info>
              <dc:creator>John Sauter</dc:creator>
              <dc:date>2022-08-28T06:01:16</dc:date>
            </office:change-info>
          </text:insertion>
        </text:changed-region>
        <text:changed-region xml:id="ct94168239678848" text:id="ct94168239678848">
          <text:deletion>
            <office:change-info>
              <dc:creator>John Sauter</dc:creator>
              <dc:date>2022-08-19T15:19:05</dc:date>
            </office:change-info>
            <text:p text:style-name="P45"><text:span text:style-name="T32">; </text:span></text:p>
          </text:deletion>
        </text:changed-region>
        <text:changed-region xml:id="ct94168239680928" text:id="ct94168239680928">
          <text:insertion>
            <office:change-info>
              <dc:creator>John Sauter</dc:creator>
              <dc:date>2022-08-19T15:06:29</dc:date>
            </office:change-info>
          </text:insertion>
        </text:changed-region>
        <text:changed-region xml:id="ct94168331269056" text:id="ct94168331269056">
          <text:insertion>
            <office:change-info>
              <dc:creator>John Sauter</dc:creator>
              <dc:date>2022-08-28T06:02:35</dc:date>
            </office:change-info>
          </text:insertion>
        </text:changed-region>
        <text:changed-region xml:id="ct94168325628752" text:id="ct94168325628752">
          <text:insertion>
            <office:change-info>
              <dc:creator>John Sauter</dc:creator>
              <dc:date>2022-08-28T06:03:00</dc:date>
            </office:change-info>
          </text:insertion>
        </text:changed-region>
        <text:changed-region xml:id="ct94168239682592" text:id="ct94168239682592">
          <text:deletion>
            <office:change-info>
              <dc:creator>John Sauter</dc:creator>
              <dc:date>2022-08-19T15:06:59</dc:date>
            </office:change-info>
            <text:p text:style-name="P45"><text:span text:style-name="T29">replaced Microsoft Win</text:span></text:p>
          </text:deletion>
        </text:changed-region>
        <text:changed-region xml:id="ct94168239682912" text:id="ct94168239682912">
          <text:deletion>
            <office:change-info>
              <dc:creator>John Sauter</dc:creator>
              <dc:date>2022-08-19T15:07:02</dc:date>
            </office:change-info>
            <text:p text:style-name="P45"><text:span text:style-name="T29">dows XP on Liberty Mutual computers</text:span></text:p>
          </text:deletion>
        </text:changed-region>
        <text:changed-region xml:id="ct94168239683344" text:id="ct94168239683344">
          <text:deletion>
            <office:change-info>
              <dc:creator>John Sauter</dc:creator>
              <dc:date>2022-08-19T15:19:11</dc:date>
            </office:change-info>
            <text:p text:style-name="P45"><text:span text:style-name="T29">; </text:span></text:p>
          </text:deletion>
        </text:changed-region>
        <text:changed-region xml:id="ct94168186306592" text:id="ct94168186306592">
          <text:insertion>
            <office:change-info>
              <dc:creator>John Sauter</dc:creator>
              <dc:date>2022-08-19T15:07:09</dc:date>
            </office:change-info>
          </text:insertion>
        </text:changed-region>
        <text:changed-region xml:id="ct94168186306224" text:id="ct94168186306224">
          <text:deletion>
            <office:change-info>
              <dc:creator>John Sauter</dc:creator>
              <dc:date>2022-08-19T15:07:08</dc:date>
            </office:change-info>
            <text:p text:style-name="P45"><text:span text:style-name="T2">s</text:span></text:p>
          </text:deletion>
        </text:changed-region>
        <text:changed-region xml:id="ct94168331070224" text:id="ct94168331070224">
          <text:insertion>
            <office:change-info>
              <dc:creator>John Sauter</dc:creator>
              <dc:date>2022-08-28T06:04:26</dc:date>
            </office:change-info>
          </text:insertion>
        </text:changed-region>
        <text:changed-region xml:id="ct94168302308352" text:id="ct94168302308352">
          <text:insertion>
            <office:change-info>
              <dc:creator>John Sauter</dc:creator>
              <dc:date>2022-08-28T06:04:42</dc:date>
            </office:change-info>
          </text:insertion>
        </text:changed-region>
        <text:changed-region xml:id="ct94168239684512" text:id="ct94168239684512">
          <text:insertion>
            <office:change-info>
              <dc:creator>John Sauter</dc:creator>
              <dc:date>2022-08-28T06:03:20</dc:date>
            </office:change-info>
          </text:insertion>
        </text:changed-region>
        <text:changed-region xml:id="ct94168239684752" text:id="ct94168239684752">
          <text:deletion>
            <office:change-info>
              <dc:creator>John Sauter</dc:creator>
              <dc:date>2022-08-19T15:19:22</dc:date>
            </office:change-info>
            <text:p text:style-name="P45"><text:span text:style-name="T32">; </text:span></text:p>
          </text:deletion>
        </text:changed-region>
        <text:changed-region xml:id="ct94168324223552" text:id="ct94168324223552">
          <text:deletion>
            <office:change-info>
              <dc:creator>John Sauter</dc:creator>
              <dc:date>2022-08-28T06:05:09</dc:date>
            </office:change-info>
            <text:list xml:id="list62705082908345" text:continue-numbering="true" text:style-name="L5">
              <text:list-item>
                <text:p text:style-name="P44"/>
              </text:list-item>
              <text:list-item>
                <text:p text:style-name="P48"/>
              </text:list-item>
            </text:list>
          </text:deletion>
        </text:changed-region>
        <text:changed-region xml:id="ct94168239686160" text:id="ct94168239686160">
          <text:deletion>
            <office:change-info>
              <dc:creator>John Sauter</dc:creator>
              <dc:date>2022-08-19T15:07:21</dc:date>
            </office:change-info>
            <text:p text:style-name="P49"><text:span text:style-name="T26">i</text:span></text:p>
          </text:deletion>
        </text:changed-region>
        <text:changed-region xml:id="ct94168321658256" text:id="ct94168321658256">
          <text:deletion>
            <office:change-info>
              <dc:creator>John Sauter</dc:creator>
              <dc:date>2022-08-28T06:05:07</dc:date>
            </office:change-info>
            <text:p text:style-name="P49"><text:span text:style-name="T3">nstalled and upgraded computers for Genesis Healthcare and Lahey Clinic. <text:s/></text:span></text:p>
          </text:deletion>
        </text:changed-region>
        <text:changed-region xml:id="ct94168186312400" text:id="ct94168186312400">
          <text:insertion>
            <office:change-info>
              <dc:creator>John Sauter</dc:creator>
              <dc:date>2022-08-19T15:07:27</dc:date>
            </office:change-info>
          </text:insertion>
        </text:changed-region>
        <text:changed-region xml:id="ct94168239687376" text:id="ct94168239687376">
          <text:deletion>
            <office:change-info>
              <dc:creator>John Sauter</dc:creator>
              <dc:date>2022-08-19T15:07:27</dc:date>
            </office:change-info>
            <text:p text:style-name="P45"><text:span text:style-name="T21">d</text:span></text:p>
          </text:deletion>
        </text:changed-region>
        <text:changed-region xml:id="ct94168239689840" text:id="ct94168239689840">
          <text:insertion>
            <office:change-info>
              <dc:creator>John Sauter</dc:creator>
              <dc:date>2022-08-19T15:18:36</dc:date>
            </office:change-info>
          </text:insertion>
        </text:changed-region>
        <text:changed-region xml:id="ct94168338452192" text:id="ct94168338452192">
          <text:insertion>
            <office:change-info>
              <dc:creator>John Sauter</dc:creator>
              <dc:date>2022-08-28T06:05:46</dc:date>
            </office:change-info>
          </text:insertion>
        </text:changed-region>
        <text:changed-region xml:id="ct94168336954432" text:id="ct94168336954432">
          <text:insertion>
            <office:change-info>
              <dc:creator>John Sauter</dc:creator>
              <dc:date>2022-08-28T06:06:00</dc:date>
            </office:change-info>
          </text:insertion>
        </text:changed-region>
        <text:changed-region xml:id="ct94168239693024" text:id="ct94168239693024">
          <text:deletion>
            <office:change-info>
              <dc:creator>John Sauter</dc:creator>
              <dc:date>2022-08-19T15:18:50</dc:date>
            </office:change-info>
            <text:p text:style-name="P45"><text:span text:style-name="T21">, </text:span><text:span text:style-name="T25">and </text:span></text:p>
          </text:deletion>
        </text:changed-region>
        <text:changed-region xml:id="ct94168186321056" text:id="ct94168186321056">
          <text:insertion>
            <office:change-info>
              <dc:creator>John Sauter</dc:creator>
              <dc:date>2022-08-19T15:07:52</dc:date>
            </office:change-info>
          </text:insertion>
        </text:changed-region>
        <text:changed-region xml:id="ct94168239694416" text:id="ct94168239694416">
          <text:deletion>
            <office:change-info>
              <dc:creator>John Sauter</dc:creator>
              <dc:date>2022-08-19T15:07:51</dc:date>
            </office:change-info>
            <text:p text:style-name="P51">u</text:p>
          </text:deletion>
        </text:changed-region>
        <text:changed-region xml:id="ct94168239694656" text:id="ct94168239694656">
          <text:insertion>
            <office:change-info>
              <dc:creator>John Sauter</dc:creator>
              <dc:date>2022-08-19T15:07:39</dc:date>
            </office:change-info>
          </text:insertion>
        </text:changed-region>
        <text:changed-region xml:id="ct94168239695360" text:id="ct94168239695360">
          <text:insertion>
            <office:change-info>
              <dc:creator>John Sauter</dc:creator>
              <dc:date>2022-08-19T15:17:58</dc:date>
            </office:change-info>
          </text:insertion>
        </text:changed-region>
        <text:changed-region xml:id="ct94168318738240" text:id="ct94168318738240">
          <text:insertion>
            <office:change-info>
              <dc:creator>John Sauter</dc:creator>
              <dc:date>2022-08-28T06:06:22</dc:date>
            </office:change-info>
          </text:insertion>
        </text:changed-region>
        <text:changed-region xml:id="ct94168301642992" text:id="ct94168301642992">
          <text:insertion>
            <office:change-info>
              <dc:creator>John Sauter</dc:creator>
              <dc:date>2022-08-28T06:07:00</dc:date>
            </office:change-info>
          </text:insertion>
        </text:changed-region>
        <text:changed-region xml:id="ct94168239696384" text:id="ct94168239696384">
          <text:insertion>
            <office:change-info>
              <dc:creator>John Sauter</dc:creator>
              <dc:date>2022-08-19T14:55:02</dc:date>
            </office:change-info>
          </text:insertion>
        </text:changed-region>
        <text:changed-region xml:id="ct94168239697248" text:id="ct94168239697248">
          <text:insertion>
            <office:change-info>
              <dc:creator>John Sauter</dc:creator>
              <dc:date>2022-08-19T15:17:50</dc:date>
            </office:change-info>
          </text:insertion>
        </text:changed-region>
        <text:changed-region xml:id="ct94168323519456" text:id="ct94168323519456">
          <text:insertion>
            <office:change-info>
              <dc:creator>John Sauter</dc:creator>
              <dc:date>2022-08-28T06:07:40</dc:date>
            </office:change-info>
          </text:insertion>
        </text:changed-region>
        <text:changed-region xml:id="ct94168301777552" text:id="ct94168301777552">
          <text:insertion>
            <office:change-info>
              <dc:creator>John Sauter</dc:creator>
              <dc:date>2022-08-28T06:09:05</dc:date>
            </office:change-info>
          </text:insertion>
        </text:changed-region>
        <text:changed-region xml:id="ct94168330683632" text:id="ct94168330683632">
          <text:insertion>
            <office:change-info>
              <dc:creator>John Sauter</dc:creator>
              <dc:date>2022-08-28T06:08:01</dc:date>
            </office:change-info>
          </text:insertion>
        </text:changed-region>
        <text:changed-region xml:id="ct94168342402992" text:id="ct94168342402992">
          <text:insertion>
            <office:change-info>
              <dc:creator>John Sauter</dc:creator>
              <dc:date>2022-08-28T06:18:18</dc:date>
            </office:change-info>
          </text:insertion>
        </text:changed-region>
        <text:changed-region xml:id="ct94168181326160" text:id="ct94168181326160">
          <text:insertion>
            <office:change-info>
              <dc:creator>John Sauter</dc:creator>
              <dc:date>2022-08-28T06:20:57</dc:date>
            </office:change-info>
          </text:insertion>
        </text:changed-region>
        <text:changed-region xml:id="ct94168321112400" text:id="ct94168321112400">
          <text:insertion>
            <office:change-info>
              <dc:creator>John Sauter</dc:creator>
              <dc:date>2022-08-28T06:21:00</dc:date>
            </office:change-info>
          </text:insertion>
        </text:changed-region>
        <text:changed-region xml:id="ct94168324939584" text:id="ct94168324939584">
          <text:deletion>
            <office:change-info>
              <dc:creator>John Sauter</dc:creator>
              <dc:date>2022-08-28T06:21:04</dc:date>
            </office:change-info>
            <text:p text:style-name="P28">Programming</text:p>
          </text:deletion>
        </text:changed-region>
        <text:changed-region xml:id="ct94168340011568" text:id="ct94168340011568">
          <text:insertion>
            <office:change-info>
              <dc:creator>John Sauter</dc:creator>
              <dc:date>2022-08-28T06:21:12</dc:date>
            </office:change-info>
          </text:insertion>
        </text:changed-region>
        <text:changed-region xml:id="ct94168337066704" text:id="ct94168337066704">
          <text:insertion>
            <office:change-info>
              <dc:creator>John Sauter</dc:creator>
              <dc:date>2022-08-28T06:22:02</dc:date>
            </office:change-info>
          </text:insertion>
        </text:changed-region>
        <text:changed-region xml:id="ct94168239706144" text:id="ct94168239706144">
          <text:deletion>
            <office:change-info>
              <dc:creator>John Sauter</dc:creator>
              <dc:date>2022-08-19T14:59:37</dc:date>
            </office:change-info>
            <text:p text:style-name="P28"/>
            <text:list xml:id="list1172243960" text:style-name="WW8Num1">
              <text:list-item>
                <text:p text:style-name="P29">This document was last updated August 1<text:span text:style-name="T27">9</text:span>, 2022.</text:p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ohn Sauter<office:annotation loext:resolved="false"><dc:creator>John Sauter</dc:creator><dc:date>2022-08-18T12:56:51.248712489</dc:date><meta:creator-initials>JBS</meta:creator-initials><text:p text:style-name="P54"><text:span text:style-name="T37">Last Updated August 28, 2022</text:span></text:p></office:annotation></text:p>
      <text:p text:style-name="P1"><text:change-start text:change-id="ct94168274206416"/><text:span text:style-name="T31">Location</text:span><text:change-end text:change-id="ct94168274206416"/><text:change text:change-id="ct94168180203712"/>: <text:change text:change-id="ct94168333611712"/>Nashua, N<text:change-start text:change-id="ct94168318847168"/><text:span text:style-name="T31">ew </text:span><text:change-end text:change-id="ct94168318847168"/>H<text:change-start text:change-id="ct94168331713600"/><text:span text:style-name="T31">ampshire, USA</text:span><text:change-end text:change-id="ct94168331713600"/><text:change text:change-id="ct94168333467872"/></text:p>
      <text:p text:style-name="P1">e-mail: <text:a xlink:type="simple" xlink:href="mailto:John_Sauter@systemeyescomputerstore.com" text:style-name="Internet_20_link" text:visited-style-name="Visited_20_Internet_20_Link">John_Sauter@systemeyescomputerstore.com</text:a></text:p>
      <text:p text:style-name="P1">Telephone: (603) 424-1188</text:p>
      <text:p text:style-name="P3">Linkedin: <text:a xlink:type="simple" xlink:href="https://www.linkedin.com/in/john-sauter-9580b2232/" text:style-name="Internet_20_link" text:visited-style-name="Visited_20_Internet_20_Link">https://www.linkedin.com/in/john-sauter-9580b2232/</text:a></text:p>
      <text:p text:style-name="P2"><text:span text:style-name="T15">Portfolio: </text:span><text:a xlink:type="simple" xlink:href="https://johnsauter.github.io/UNH_Bootcamp-20-React_Portfolio/" text:style-name="Internet_20_link" text:visited-style-name="Visited_20_Internet_20_Link"><text:span text:style-name="T15">https://johnsauter.github.io/UNH_Bootcamp-20-React_Portfolio/</text:span></text:a></text:p>
      <text:p text:style-name="P2"><text:span text:style-name="T15">GitHub: </text:span><text:a xlink:type="simple" xlink:href="https://github.com/JohnSauter" text:style-name="Internet_20_link" text:visited-style-name="Visited_20_Internet_20_Link"><text:span text:style-name="T15">https://github.com/JohnSauter</text:span></text:a></text:p>
      <text:list xml:id="list62707057804067" text:continue-numbering="true" text:style-name="WW8Num1">
        <text:list-item>
          <text:list>
            <text:list-item>
              <text:h text:style-name="P6" text:outline-level="2">Summary</text:h>
              <text:p text:style-name="P27"><text:span text:style-name="T17">E</text:span>xperienced computer programmer who understands the discipline necessary to build products that work, on time and within budget. <text:s/><text:span text:style-name="T17">Experience working</text:span> in <text:span text:style-name="T11">many roles in </text:span>academia and industry, <text:span text:style-name="T11">including </text:span><text:span text:style-name="T13">team leader, </text:span><text:span text:style-name="T11">product development, implementation, quality assurance and customer support. <text:s/></text:span><text:s/>As a Principal Software Engineer, developed products for Digital Equipment Corporation, a world-class computer manufacturer. <text:s/><text:span text:style-name="T17">Currently pursuing</text:span><text:span text:style-name="T9"> a certificate in full-stack coding from the U</text:span>niversity of New Hampshire, <text:span text:style-name="T17">developing skills</text:span><text:span text:style-name="T12"> in JavaScript and its add-on modules for front-end and back-end development</text:span><text:span text:style-name="T10">.</text:span></text:p>
            </text:list-item>
            <text:list-item>
              <text:h text:style-name="P7" text:outline-level="2">Projects</text:h>
            </text:list-item>
          </text:list>
        </text:list-item>
      </text:list>
      <text:list xml:id="list62707058943270" text:continue-list="list749639334" text:style-name="L1">
        <text:list-item>
          <text:p text:style-name="P20"><text:span text:style-name="T16">Find Dry Chargers </text:span><text:span text:style-name="T18">| </text:span><text:a xlink:type="simple" xlink:href="https://github.com/Jay3172/Find_Dry_Chargers" text:style-name="Internet_20_link" text:visited-style-name="Visited_20_Internet_20_Link"><text:span text:style-name="T20">Link to GitHub</text:span></text:a><text:span text:style-name="T16"> </text:span><text:span text:style-name="T18">| </text:span><text:a xlink:type="simple" xlink:href="https://jay3172.github.io/Find_Dry_Chargers/" text:style-name="Internet_20_link" text:visited-style-name="Visited_20_Internet_20_Link"><text:span text:style-name="T20">Link to Deployed Project</text:span></text:a></text:p>
          <text:list>
            <text:list-item>
              <text:p text:style-name="P30"><text:span text:style-name="T18">Overview</text:span>: <text:change-start text:change-id="ct94168239482224"/><text:span text:style-name="T29">L</text:span><text:change-end text:change-id="ct94168239482224"/><text:change text:change-id="ct94168239481936"/>ets long-distance drivers of electric vehicles<text:change text:change-id="ct94168239481648"/> find chargers that are within range, in the right direction, and not being rained on.</text:p>
            </text:list-item>
            <text:list-item>
              <text:p text:style-name="P34">Responsibilities: <text:change-start text:change-id="ct94168239481360"/><text:span text:style-name="T30">O</text:span><text:change-end text:change-id="ct94168239481360"/><text:change text:change-id="ct94168239481072"/>riginated the idea, guided the design, did much of the back-end coding <text:span text:style-name="T19">including integration of other participant’s work, </text:span><text:span text:style-name="T20">wrote the presentation slides.</text:span></text:p>
            </text:list-item>
            <text:list-item>
              <text:p text:style-name="P19"><text:span text:style-name="T18">Tools </text:span><text:span text:style-name="T16">Used: </text:span><text:span text:style-name="T20">HTML, CSS, </text:span><text:span text:style-name="T16">JavaScript, jQuery, Foundation </text:span><text:span text:style-name="T20">for Sites</text:span><text:span text:style-name="T16"> and the Crypto package</text:span></text:p>
            </text:list-item>
          </text:list>
        </text:list-item>
        <text:list-item>
          <text:p text:style-name="P21"><text:span text:style-name="T16">Plant Selection Planner: </text:span><text:span text:style-name="T19">| </text:span><text:a xlink:type="simple" xlink:href="https://github.com/JohnSauter/plant_selection_planner" text:style-name="Internet_20_link" text:visited-style-name="Visited_20_Internet_20_Link"><text:span text:style-name="T20">Link to GitHub</text:span></text:a><text:span text:style-name="T16"> </text:span><text:span text:style-name="T19">| </text:span><text:a xlink:type="simple" xlink:href="https://beautiful-yosemite-29690.herokuapp.com/" text:style-name="Internet_20_link" text:visited-style-name="Visited_20_Internet_20_Link"><text:span text:style-name="T20">Link to Deployed Project</text:span></text:a></text:p>
          <text:list>
            <text:list-item>
              <text:p text:style-name="P31"><text:span text:style-name="T19">Overview: </text:span><text:change-start text:change-id="ct94168239480784"/><text:span text:style-name="T29">S</text:span><text:change-end text:change-id="ct94168239480784"/><text:change text:change-id="ct94168239480544"/>aves time for gardeners and nursery managers when selecting plants for a garden.</text:p>
            </text:list-item>
            <text:list-item>
              <text:p text:style-name="P36">Responsibilities: <text:change-start text:change-id="ct94168239452144"/><text:span text:style-name="T30">C</text:span><text:change-end text:change-id="ct94168239452144"/><text:change text:change-id="ct94168239491520"/>ollaborated on the design, wrote the login front end and <text:change-start text:change-id="ct94168239468048"/><text:span text:style-name="T29">parts</text:span><text:change-end text:change-id="ct94168239468048"/><text:change text:change-id="ct94168239480096"/> of the back end, <text:span text:style-name="T20">wrote the presentation slides, </text:span>demonstrated the application during the presentation<text:change-start text:change-id="ct94168239499664"/>.<text:change-end text:change-id="ct94168239499664"/></text:p>
            </text:list-item>
            <text:list-item>
              <text:p text:style-name="P19"><text:span text:style-name="T19">Tools</text:span><text:span text:style-name="T16"> Used: </text:span><text:span text:style-name="T20">HTML, CSS, JavaScript, </text:span><text:span text:style-name="T16">Foundation for Sites, Node.js, Express.js, Handlebars.js, MySQL, GitHub, Heroku, JawsDB, Sequelize and nodemailer.</text:span><text:change text:change-id="ct94168186333968"/></text:p>
            </text:list-item>
          </text:list>
        </text:list-item>
      </text:list>
      <text:list xml:id="list62705753796876" text:continue-list="list62707057804067" text:style-name="WW8Num1">
        <text:list-item>
          <text:list>
            <text:list-item>
              <text:h text:style-name="P8" text:outline-level="2">Technical Skills</text:h>
            </text:list-item>
          </text:list>
        </text:list-item>
      </text:list>
      <text:list xml:id="list370747096" text:style-name="L2">
        <text:list-item>
          <text:p text:style-name="P38">Front end: HTML5, CSS, Bootstrap, Foundation for Sites, JavaScript, JQuery, React<text:change-start text:change-id="ct94168239515152"/>.<text:change-end text:change-id="ct94168239515152"/></text:p>
        </text:list-item>
        <text:list-item>
          <text:p text:style-name="P38">Back-end: <text:change-start text:change-id="ct94168239522992"/><text:span text:style-name="T28">Python, C, </text:span><text:change-end text:change-id="ct94168239522992"/><text:change-start text:change-id="ct94168239524400"/><text:span text:style-name="T28">Bash, </text:span><text:change-end text:change-id="ct94168239524400"/>Node.js, Express.js, MySQL, Sequelize, Mongo<text:span text:style-name="T18">DB</text:span>, Mongoose, <text:span text:style-name="T18">Mongo</text:span><text:change-start text:change-id="ct94168239528752"/><text:span text:style-name="T29">DB</text:span><text:change-end text:change-id="ct94168239528752"/><text:span text:style-name="T18"> Atlas, </text:span>GraphQ<text:span text:style-name="T18">L</text:span>, <text:span text:style-name="T18">Herok</text:span><text:span text:style-name="T22">u</text:span><text:change-start text:change-id="ct94168239529120"/><text:span text:style-name="T22">.</text:span><text:change-end text:change-id="ct94168239529120"/></text:p>
        </text:list-item>
      </text:list>
      <text:list xml:id="list62706986773845" text:continue-list="list62705753796876" text:style-name="WW8Num1">
        <text:list-item>
          <text:list>
            <text:list-item>
              <text:h text:style-name="P9" text:outline-level="2">Work Experience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168239450160">
          <table:table-cell office:value-type="string">
            <text:list xml:id="list62705761362729" text:continue-numbering="true" text:style-name="WW8Num1">
              <text:list-item>
                <text:h text:style-name="P11" text:outline-level="3"><text:span text:style-name="T1">Assistant </text:span>Administrator for UPS <text:span text:style-name="T23">in Londonderry, NH</text:span></text:h>
              </text:list-item>
            </text:list>
          </table:table-cell>
          <table:table-cell office:value-type="string">
            <text:list xml:id="list62705173818119" text:continue-numbering="true" text:style-name="WW8Num1">
              <text:list-item>
                <text:h text:style-name="P12" text:outline-level="3"><text:s/>April 2019 to <text:span text:style-name="T1">February 2022</text:span></text:h>
              </text:list-item>
            </text:list>
          </table:table-cell>
        </table:table-row>
        <table:table-row table:style-name="TableLine94168239580240">
          <table:table-cell table:number-columns-spanned="2" office:value-type="string">
            <text:list xml:id="list2087467133" text:style-name="L3">
              <text:list-item>
                <text:p text:style-name="P39"><text:change-start text:change-id="ct94168239527648"/><text:span text:style-name="T29">O</text:span><text:change-end text:change-id="ct94168239527648"/><text:change text:change-id="ct94168239564320"/>vers<text:span text:style-name="T7">aw</text:span> the hour-to-hour operation of the building, making sure parts flow<text:span text:style-name="T7">ed</text:span> smoothly through the system, and handl<text:change text:change-id="ct94168239579648"/><text:change-start text:change-id="ct94168239581456"/><text:span text:style-name="T30">ing</text:span><text:change-end text:change-id="ct94168239581456"/><text:span text:style-name="T23"> </text:span>special requests from customers. <text:s/></text:p>
              </text:list-item>
              <text:list-item>
                <text:p text:style-name="P25"><text:change-start text:change-id="ct94168239582960"/><text:span text:style-name="T29">D</text:span><text:change-end text:change-id="ct94168239582960"/><text:change text:change-id="ct94168239583264"/>eveloped documentation for the routine processes.<text:change-start text:change-id="ct94168329970448"/> <text:s/><text:span text:style-name="T35">This helped us to be consistent in our procedures and was useful for training new assistant admin</text:span><text:change-end text:change-id="ct94168329970448"/><text:change-start text:change-id="ct94168301064192"/><text:span text:style-name="T35">istrators.</text:span><text:change-end text:change-id="ct94168301064192"/></text:p>
              </text:list-item>
            </text:list>
          </table:table-cell>
          <table:covered-table-cell/>
        </table:table-row>
      </table:table>
      <text:list xml:id="list62705276849509" text:continue-list="list62705173818119" text:style-name="WW8Num1">
        <text:list-header>
          <text:h text:style-name="P14" text:outline-level="3"><text:soft-page-break/></text:h>
        </text:list-header>
      </text:list>
      <table:table table:name="Table3" table:style-name="Table3">
        <table:table-column table:style-name="Table3.A"/>
        <table:table-column table:style-name="Table3.B"/>
        <table:table-row table:style-name="TableLine94168239593888">
          <table:table-cell office:value-type="string">
            <text:list xml:id="list62705944388201" text:continue-numbering="true" text:style-name="WW8Num1">
              <text:list-item>
                <text:list>
                  <text:list-item>
                    <text:list>
                      <text:list-item>
                        <text:h text:style-name="P16" text:outline-level="3"><text:span text:style-name="T14">I</text:span>T Technician for UPS <text:span text:style-name="T23">in Londonderry, NH and Chelmsford, MA</text:span>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62705738910333" text:continue-numbering="true" text:style-name="WW8Num1">
              <text:list-item>
                <text:list>
                  <text:list-item>
                    <text:list>
                      <text:list-item>
                        <text:h text:style-name="P18" text:outline-level="3"><text:s/><text:span text:style-name="T21">June 2015</text:span> to April 2019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4168239637712">
          <table:table-cell table:number-columns-spanned="2" office:value-type="string">
            <text:list xml:id="list1725918792" text:style-name="L4">
              <text:list-item>
                <text:p text:style-name="P41"><text:change-start text:change-id="ct94168239623072"/><text:span text:style-name="T31">Installed, maintained and d</text:span><text:change-end text:change-id="ct94168239623072"/><text:change-start text:change-id="ct94168180201984"/><text:span text:style-name="T31">iagnosed technical problems</text:span><text:change-end text:change-id="ct94168180201984"/><text:change-start text:change-id="ct94168333742592"/><text:span text:style-name="T31"> with computers, printers, and other equipment, thus ensuring day-to-day efficiency of operations could be maintained.</text:span><text:change-end text:change-id="ct94168333742592"/><text:change text:change-id="ct94168239623344"/><text:change text:change-id="ct94168256671504"/><text:change text:change-id="ct94168239624992"/><text:change text:change-id="ct94168239625264"/><text:change text:change-id="ct94168303561984"/></text:p>
              </text:list-item>
              <text:list-item>
                <text:p text:style-name="P23"><text:change-start text:change-id="ct94168239633760"/><text:span text:style-name="T29">F</text:span><text:change-end text:change-id="ct94168239633760"/><text:change text:change-id="ct94168239634000"/>ix<text:span text:style-name="T27">ed</text:span> problems in other locations remotely or by traveling there<text:change-start text:change-id="ct94168321283248"/> <text:span text:style-name="T31">since not all buildings have resident technical suppo</text:span><text:change-end text:change-id="ct94168321283248"/><text:change-start text:change-id="ct94168332153936"/><text:span text:style-name="T31">rt.</text:span><text:change-end text:change-id="ct94168332153936"/><text:change text:change-id="ct94168324196784"/><text:change-start text:change-id="ct94168239635440"/></text:p>
              </text:list-item>
              <text:list-item>
                <text:p text:style-name="P24">Maintained an adequate supply of spares<text:change-end text:change-id="ct94168239635440"/><text:change-start text:change-id="ct94168239628096"/> <text:span text:style-name="T31">so that if a piece of equipment failed </text:span><text:change-end text:change-id="ct94168239628096"/><text:change-start text:change-id="ct94168318423120"/><text:span text:style-name="T31">the defective item could be replaced quickly.</text:span><text:change-end text:change-id="ct94168318423120"/></text:p>
              </text:list-item>
            </text:list>
          </table:table-cell>
          <table:covered-table-cell/>
        </table:table-row>
      </table:table>
      <text:list xml:id="list62706443776045" text:continue-list="list62705738910333" text:style-name="WW8Num1">
        <text:list-item>
          <text:list>
            <text:list-item>
              <text:list>
                <text:list-item>
                  <text:h text:style-name="P17" text:outline-level="3"/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 table:style-name="TableLine94168239646880">
          <table:table-cell office:value-type="string">
            <text:list xml:id="list62706895314420" text:continue-numbering="true" text:style-name="WW8Num1">
              <text:list-item>
                <text:list>
                  <text:list-item>
                    <text:list>
                      <text:list-item>
                        <text:h text:style-name="P15" text:outline-level="3">I<text:span text:style-name="T4">T</text:span> Technician for <text:span text:style-name="T6">Kforce and </text:span>Mōdis <text:span text:style-name="T24">in New Hampshire, Massachusetts, </text:span><text:span text:style-name="T26">Maine</text:span><text:span text:style-name="T24"> and New York</text:span>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62706574698137" text:continue-numbering="true" text:style-name="WW8Num1">
              <text:list-item>
                <text:list>
                  <text:list-item>
                    <text:list>
                      <text:list-item>
                        <text:h text:style-name="P13" text:outline-level="3"><text:s/>May 2009 to <text:span text:style-name="T5">June 2015</text:span>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4168239679488">
          <table:table-cell table:number-columns-spanned="2" office:value-type="string">
            <text:list xml:id="list62705137319285" text:continue-list="list62705082908345" text:style-name="L5">
              <text:list-item>
                <text:p text:style-name="P43"><text:change-start text:change-id="ct94168239659888"/><text:span text:style-name="T29">R</text:span><text:change-end text:change-id="ct94168239659888"/><text:change text:change-id="ct94168239661424"/>eplaced servers in Home Depot stores<text:change-start text:change-id="ct94168301151600"/>, <text:span text:style-name="T32">keeping their servers up-to-date and consistent from store-to-store.</text:span><text:change-end text:change-id="ct94168301151600"/><text:change text:change-id="ct94168239661904"/></text:p>
              </text:list-item>
              <text:list-item>
                <text:p text:style-name="P44"><text:change-start text:change-id="ct94168239665248"/><text:span text:style-name="T29">I</text:span><text:change-end text:change-id="ct94168239665248"/><text:change text:change-id="ct94168239669696"/>nstalled Hewlett-Packard printers in<text:change text:change-id="ct94168256032944"/><text:change-start text:change-id="ct94168326007456"/> <text:change-end text:change-id="ct94168326007456"/>U.S. Postal Service facilities,<text:change text:change-id="ct94168324042704"/><text:change-start text:change-id="ct94168319364368"/> <text:change-end text:change-id="ct94168319364368"/>Bank of America branch offices and <text:change text:change-id="ct94168321592496"/>Liberty Mutual offices<text:change-start text:change-id="ct94168292462256"/>, <text:change-end text:change-id="ct94168292462256"/><text:change-start text:change-id="ct94168239661664"/><text:span text:style-name="T32">ensuring that each location has fast and reliable printing.</text:span><text:change-end text:change-id="ct94168239661664"/><text:change text:change-id="ct94168239678848"/></text:p>
              </text:list-item>
              <text:list-item>
                <text:p text:style-name="P44"><text:change-start text:change-id="ct94168239680928"/><text:span text:style-name="T29">Upgraded Liberty Mutual computers running Microsoft Windows XP</text:span><text:change-end text:change-id="ct94168239680928"/><text:change-start text:change-id="ct94168331269056"/><text:span text:style-name="T29"> </text:span><text:span text:style-name="T32">so their computers would continue to receive security updates</text:span><text:change-end text:change-id="ct94168331269056"/><text:change-start text:change-id="ct94168325628752"/><text:span text:style-name="T32">.</text:span><text:change-end text:change-id="ct94168325628752"/><text:change text:change-id="ct94168239682592"/><text:change text:change-id="ct94168239682912"/><text:change text:change-id="ct94168239683344"/></text:p>
              </text:list-item>
              <text:list-item>
                <text:p text:style-name="P44"><text:change-start text:change-id="ct94168186306592"/><text:span text:style-name="T29">S</text:span><text:change-end text:change-id="ct94168186306592"/><text:change text:change-id="ct94168186306224"/><text:span text:style-name="T2">urveyed, installed</text:span><text:change-start text:change-id="ct94168331070224"/><text:span text:style-name="T2">, </text:span><text:span text:style-name="T32">upgraded</text:span><text:change-end text:change-id="ct94168331070224"/><text:span text:style-name="T2"> and removed computers at </text:span>Liberty Mutual offices<text:change-start text:change-id="ct94168302308352"/>, <text:span text:style-name="T32">Genesis Healthcare and Lahey Clinic</text:span><text:change-end text:change-id="ct94168302308352"/><text:change-start text:change-id="ct94168239684512"/> <text:span text:style-name="T32">so they could benefit from the speed and </text:span><text:span text:style-name="T33">reliability</text:span><text:span text:style-name="T32"> of modern computers.</text:span><text:change-end text:change-id="ct94168239684512"/><text:change text:change-id="ct94168239684752"/><text:change text:change-id="ct94168324223552"/><text:change text:change-id="ct94168239686160"/><text:change text:change-id="ct94168321658256"/></text:p>
              </text:list-item>
              <text:list-item>
                <text:p text:style-name="P44"><text:change-start text:change-id="ct94168186312400"/><text:span text:style-name="T29">D</text:span><text:change-end text:change-id="ct94168186312400"/><text:change text:change-id="ct94168239687376"/><text:span text:style-name="T21">eveloped and piloted a process for converting all of Corning’s </text:span><text:change-start text:change-id="ct94168239689840"/><text:span text:style-name="T30">personal </text:span><text:change-end text:change-id="ct94168239689840"/><text:span text:style-name="T21">computers to Microsoft Windows 7</text:span><text:change-start text:change-id="ct94168338452192"/><text:span text:style-name="T21"> </text:span><text:span text:style-name="T32">so their computers would continue to receive security upd</text:span><text:change-end text:change-id="ct94168338452192"/><text:change-start text:change-id="ct94168336954432"/><text:span text:style-name="T32">ates.</text:span><text:change-end text:change-id="ct94168336954432"/><text:change text:change-id="ct94168239693024"/></text:p>
              </text:list-item>
              <text:list-item>
                <text:p text:style-name="P50"><text:change-start text:change-id="ct94168186321056"/><text:span text:style-name="T29">U</text:span><text:change-end text:change-id="ct94168186321056"/><text:change text:change-id="ct94168239694416"/>pgrade<text:span text:style-name="T27">d</text:span> <text:change-start text:change-id="ct94168239694656"/><text:span text:style-name="T29">or replaced </text:span><text:change-end text:change-id="ct94168239694656"/>3,000 computers at the Dartmouth-Hitchcock Medical Center in Lebanon, NH, <text:span text:style-name="T27">working with a team</text:span><text:change-start text:change-id="ct94168239695360"/><text:span text:style-name="T27">.</text:span><text:change-end text:change-id="ct94168239695360"/><text:change-start text:change-id="ct94168318738240"/><text:span text:style-name="T27"> <text:s/></text:span><text:span text:style-name="T32">This was also motivated by the need to migrate from an obsolete version of Microsoft Wi</text:span><text:change-end text:change-id="ct94168318738240"/><text:change-start text:change-id="ct94168301642992"/><text:span text:style-name="T32">ndows to a version that would continue to receive security updates.</text:span><text:change-end text:change-id="ct94168301642992"/><text:change-start text:change-id="ct94168239696384"/></text:p>
              </text:list-item>
              <text:list-item>
                <text:p text:style-name="P52"><text:span text:style-name="T29">Supported for declining to</text:span> install a printer <text:span text:style-name="T30">without help </text:span>that required a four-man li<text:span text:style-name="T29">f</text:span>t<text:change-end text:change-id="ct94168239696384"/><text:change-start text:change-id="ct94168239697248"/>.<text:change-end text:change-id="ct94168239697248"/><text:change-start text:change-id="ct94168323519456"/> <text:s/><text:span text:style-name="T35">The installation was completed</text:span><text:change-end text:change-id="ct94168323519456"/><text:change-start text:change-id="ct94168301777552"/><text:span text:style-name="T32"> the </text:span><text:span text:style-name="T33">following</text:span><text:span text:style-name="T32"> week</text:span><text:change-end text:change-id="ct94168301777552"/><text:change-start text:change-id="ct94168330683632"/><text:span text:style-name="T32"> when Kforce assigned </text:span><text:change-end text:change-id="ct94168330683632"/><text:change-start text:change-id="ct94168342402992"/><text:span text:style-name="T35">two technicians to the task.</text:span><text:change-end text:change-id="ct94168342402992"/></text:p>
              </text:list-item>
            </text:list>
          </table:table-cell>
          <table:covered-table-cell/>
        </table:table-row>
      </table:table>
      <text:p text:style-name="P4"/>
      <text:list xml:id="list62705314247985" text:continue-list="list62706574698137" text:style-name="WW8Num1">
        <text:list-item>
          <text:h text:style-name="P10" text:outline-level="2">Education</text:h>
        </text:list-item>
      </text:list>
      <text:p text:style-name="P28">Certificate in Full Stack <text:change-start text:change-id="ct94168181326160"/><text:span text:style-name="T36">Web Deve</text:span><text:change-end text:change-id="ct94168181326160"/><text:change-start text:change-id="ct94168321112400"/><text:span text:style-name="T36">lopment</text:span><text:change-end text:change-id="ct94168321112400"/><text:change text:change-id="ct94168324939584"/> from <text:span text:style-name="T8">the </text:span>University of New Hampshire, September, 2022.<text:change-start text:change-id="ct94168340011568"/> <text:s/><text:span text:style-name="T36">This is a 24-week intensive program focused on technical programming skills in HTML5, CSS, JavaScript</text:span><text:change-end text:change-id="ct94168340011568"/><text:change-start text:change-id="ct94168337066704"/><text:span text:style-name="T36">, J</text:span><text:span text:style-name="T34">Q</text:span><text:span text:style-name="T36">uery, SQL, MongoDB, Heroku, Node.js and its many modules.</text:span><text:change-end text:change-id="ct94168337066704"/><text:change text:change-id="ct9416823970614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 Sharp" svg:font-family="'WenQuanYi Zen Hei Sharp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paragraph-properties fo:margin-top="0.139in" fo:margin-bottom="0.0835in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paragraph-properties fo:margin-top="0.0972in" fo:margin-bottom="0.0835in" style:contextual-spacing="false"/>
      <style:text-properties fo:color="#808080" loext:opacity="100%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6f9f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6f9f0" draw:gradient-step-count="0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6f9f0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Sauter</meta:initial-creator>
    <meta:creation-date>2014-08-30T07:22:23.837974870</meta:creation-date>
    <dc:date>2022-08-28T06:27:04.859516866</dc:date>
    <meta:editing-duration>PT6H37M40S</meta:editing-duration>
    <meta:editing-cycles>71</meta:editing-cycles>
    <meta:generator>LibreOffice/7.3.4.2$Linux_X86_64 LibreOffice_project/30$Build-2</meta:generator>
    <meta:print-date>2022-05-08T08:44:33.464255973</meta:print-date>
    <dc:creator>John Sauter</dc:creator>
    <meta:document-statistic meta:table-count="3" meta:image-count="0" meta:object-count="0" meta:page-count="2" meta:paragraph-count="42" meta:word-count="660" meta:character-count="4612" meta:non-whitespace-character-count="4003"/>
  </office:meta>
</office:document-meta>
</file>